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400000077A51788341B1C193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4.063cm)" draw:image-opacity="100%" style:mirror="none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4.42cm" fo:min-width="4.1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start="" draw:fill="none" draw:textarea-vertical-align="middle"/>
    </style:style>
    <style:style style:name="gr6" style:family="graphic" style:parent-style-name="objectwithoutfill">
      <style:graphic-properties svg:stroke-color="#f10d0c" draw:marker-start="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77bc65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>
      <style:graphic-properties draw:stroke="none" svg:stroke-width="0cm" draw:marker-start-width="0.203cm" draw:marker-end-width="0.203cm" draw:fill="solid" draw:fill-color="#ff0000" draw:textarea-vertical-align="middle" draw:auto-grow-height="false" fo:min-height="1.885cm" fo:min-width="1.45cm" fo:padding-top="0.074cm" fo:padding-bottom="0.074cm" fo:padding-left="0.199cm" fo:padding-right="0.19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Arrow_20_Line">
      <style:graphic-properties draw:textarea-vertical-align="middle"/>
      <style:paragraph-properties style:writing-mode="lr-tb"/>
    </style:style>
    <style:style style:name="gr13" style:family="graphic" style:parent-style-name="Arrow_20_Line" style:list-style-name="L1">
      <style:graphic-properties draw:textarea-vertical-align="middle" draw:line-distance="0.781cm"/>
      <style:paragraph-properties style:writing-mode="lr-tb"/>
    </style:style>
    <style:style style:name="gr14" style:family="graphic">
      <style:graphic-properties style:protect="size"/>
    </style:style>
    <style:style style:name="gr15" style:family="graphic" style:parent-style-name="objectwithoutfill">
      <style:graphic-properties svg:stroke-width="0.356cm" draw:marker-start="" draw:marker-start-width="0.483cm" draw:marker-end="" draw:marker-end-width="0.483cm" draw:fill="none" draw:textarea-vertical-align="middle" fo:padding-top="0.227cm" fo:padding-bottom="0.227cm" fo:padding-left="0.352cm" fo:padding-right="0.352cm"/>
    </style:style>
    <style:style style:name="gr16" style:family="graphic" style:parent-style-name="Arrow_20_Line" style:list-style-name="L1">
      <style:graphic-properties draw:textarea-vertical-align="middle" draw:line-distance="0.781cm"/>
      <style:paragraph-properties style:writing-mode="lr-tb"/>
    </style:style>
    <style:style style:name="gr17" style:family="graphic" style:parent-style-name="standard">
      <style:graphic-properties draw:stroke="none" svg:stroke-width="0cm" draw:marker-start-width="0.203cm" draw:marker-end-width="0.203cm" draw:fill="solid" draw:fill-color="#729fcf" draw:textarea-vertical-align="middle" draw:auto-grow-height="false" fo:min-height="1.376cm" fo:min-width="1.126cm" fo:padding-top="0.074cm" fo:padding-bottom="0.074cm" fo:padding-left="0.199cm" fo:padding-right="0.199cm" draw:shadow-offset-x="0.203cm" draw:shadow-offset-y="0.20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9" style:family="graphic" style:parent-style-name="objectwithoutfill">
      <style:graphic-properties svg:stroke-width="0.203cm" svg:stroke-color="#000000" draw:marker-start="" draw:marker-start-width="0.254cm" draw:marker-end="Arrow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729fcf"/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0.952cm" svg:height="0.926cm" svg:x="10.462cm" svg:y="2.63cm">
          <draw:image xlink:href="Pictures/100002010000011400000077A51788341B1C1934.png" xlink:type="simple" xlink:show="embed" xlink:actuate="onLoad" loext:mime-type="image/png">
            <text:p/>
          </draw:image>
        </draw:frame>
        <draw:line draw:style-name="gr2" draw:text-style-name="P2" draw:layer="layout" svg:x1="6.858cm" svg:y1="9.144cm" svg:x2="9.144cm" svg:y2="4.064cm">
          <text:p/>
        </draw:line>
        <draw:custom-shape draw:style-name="gr3" draw:text-style-name="P1" draw:layer="layout" svg:width="6.604cm" svg:height="6.604cm" svg:x="3.502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604cm" svg:height="6.604cm" svg:x="14.072cm" svg:y="5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9.032cm" svg:y1="4.149cm" svg:x2="16.002cm" svg:y2="4.064cm">
          <text:p/>
        </draw:line>
        <draw:line draw:style-name="gr5" draw:text-style-name="P3" draw:layer="layout" svg:x1="15.561cm" svg:y1="2.729cm" svg:x2="17.374cm" svg:y2="9.117cm">
          <text:p/>
        </draw:line>
        <draw:line draw:style-name="gr4" draw:text-style-name="P3" draw:layer="layout" svg:x1="6.835cm" svg:y1="9.055cm" svg:x2="10.729cm" svg:y2="9.061cm">
          <text:p/>
        </draw:line>
        <draw:line draw:style-name="gr4" draw:text-style-name="P3" draw:layer="layout" svg:x1="9.092cm" svg:y1="4.059cm" svg:x2="10.668cm" svg:y2="9.144cm">
          <text:p/>
        </draw:line>
        <draw:line draw:style-name="gr4" draw:text-style-name="P3" draw:layer="layout" svg:x1="10.583cm" svg:y1="9.117cm" svg:x2="16.003cm" svg:y2="4.009cm">
          <text:p/>
        </draw:line>
        <draw:line draw:style-name="gr6" draw:text-style-name="P3" draw:layer="layout" svg:x1="6.858cm" svg:y1="12.192cm" svg:x2="6.858cm" svg:y2="9.906cm">
          <text:p/>
        </draw:line>
        <draw:line draw:style-name="gr6" draw:text-style-name="P3" draw:layer="layout" svg:x1="17.272cm" svg:y1="12.193cm" svg:x2="17.272cm" svg:y2="10.414cm">
          <text:p/>
        </draw:line>
        <draw:line draw:style-name="gr7" draw:text-style-name="P3" draw:layer="layout" svg:x1="10.906cm" svg:y1="3.048cm" svg:x2="13.192cm" svg:y2="3.048cm">
          <text:p/>
        </draw:line>
        <draw:frame draw:style-name="gr8" draw:text-style-name="P4" draw:layer="layout" svg:width="2.54cm" svg:height="0.962cm" svg:x="11.414cm" svg:y="2.032cm">
          <draw:text-box>
            <text:p>V</text:p>
          </draw:text-box>
        </draw:frame>
        <draw:line draw:style-name="gr6" draw:text-style-name="P3" draw:layer="layout" svg:x1="6.858cm" svg:y1="12.23cm" svg:x2="9.144cm" svg:y2="12.192cm">
          <text:p/>
        </draw:line>
        <draw:custom-shape draw:style-name="gr9" draw:text-style-name="P5" draw:layer="layout" svg:width="1.847cm" svg:height="2.032cm" draw:transform="rotate (-0.687659725285767) translate (6.878cm 7.671cm)">
          <text:p/>
          <draw:enhanced-geometry svg:viewBox="0 0 21600 21600" draw:text-areas="0 0 21600 21600" draw:mirror-horizontal="false" draw:mirror-vertical="false" draw:type="circular-arrow" draw:modifiers="153.878013666661 -4.81230391712033 9055.2977525845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" draw:text-style-name="P4" draw:layer="layout" svg:width="1.778cm" svg:height="2.384cm" svg:x="5.842cm" svg:y="7.268cm">
          <draw:text-box>
            <text:p><text:span text:style-name="T1">τ,ω</text:span></text:p>
          </draw:text-box>
        </draw:frame>
        <draw:frame draw:style-name="gr11" draw:text-style-name="P4" draw:layer="layout" svg:width="0.853cm" svg:height="0.962cm" svg:x="7.62cm" svg:y="12.246cm">
          <draw:text-box>
            <text:p><text:span text:style-name="T1">ƒ</text:span></text:p>
          </draw:text-box>
        </draw:frame>
        <draw:frame draw:style-name="gr8" draw:text-style-name="P4" draw:layer="layout" svg:width="0.254cm" svg:height="0.962cm" svg:x="6.604cm" svg:y="10.922cm">
          <draw:text-box>
            <text:p/>
          </draw:text-box>
        </draw:frame>
        <draw:frame draw:style-name="gr8" draw:text-style-name="P4" draw:layer="layout" svg:width="1.524cm" svg:height="1.114cm" svg:x="6.858cm" svg:y="10.414cm">
          <draw:text-box>
            <text:p>N<text:span text:style-name="T2">r</text:span></text:p>
          </draw:text-box>
        </draw:frame>
        <draw:frame draw:style-name="gr8" draw:text-style-name="P4" draw:layer="layout" svg:width="1.524cm" svg:height="1.114cm" svg:x="17.272cm" svg:y="10.668cm">
          <draw:text-box>
            <text:p>N<text:span text:style-name="T2">f</text:span></text:p>
          </draw:text-box>
        </draw:frame>
        <draw:measure draw:style-name="gr12" draw:text-style-name="P1" draw:layer="measurelines" svg:x1="7.112cm" svg:y1="2.54cm" svg:x2="10.923cm" svg:y2="2.54cm">
          <text:p text:style-name="P6"><text:measure text:kind="gap"/>L<text:span text:style-name="T2">1</text:span></text:p>
        </draw:measure>
        <draw:measure draw:style-name="gr13" draw:text-style-name="P6" draw:layer="layout" svg:x1="10.922cm" svg:y1="2.54cm" svg:x2="17.272cm" svg:y2="2.54cm">
          <text:p text:style-name="P6"><text:measure text:kind="gap"/>L2</text:p>
        </draw:measur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0.952cm" svg:height="0.926cm" svg:x="9.805cm" svg:y="7.3cm">
          <draw:image xlink:href="Pictures/100002010000011400000077A51788341B1C1934.png" xlink:type="simple" xlink:show="embed" xlink:actuate="onLoad" loext:mime-type="image/png">
            <text:p/>
          </draw:image>
        </draw:frame>
        <draw:line draw:style-name="gr15" draw:text-style-name="P3" draw:layer="layout" svg:x1="6.858cm" svg:y1="11.107cm" svg:x2="9.398cm" svg:y2="8.636cm">
          <text:p/>
        </draw:line>
        <draw:line draw:style-name="gr4" draw:text-style-name="P3" draw:layer="layout" svg:x1="8.296cm" svg:y1="9.68cm" svg:x2="13.576cm" svg:y2="4.515cm">
          <text:p/>
        </draw:line>
        <draw:frame draw:style-name="gr8" draw:text-style-name="P4" draw:layer="layout" svg:width="2.54cm" svg:height="0.962cm" svg:x="10.922cm" svg:y="7.756cm">
          <draw:text-box>
            <text:p>V</text:p>
          </draw:text-box>
        </draw:frame>
        <draw:measure draw:style-name="gr12" draw:text-style-name="P1" draw:layer="layout" svg:x1="7.874cm" svg:y1="9.652cm" svg:x2="10.006cm" svg:y2="7.494cm">
          <text:p text:style-name="P6"><text:measure text:kind="gap"/>L<text:span text:style-name="T2">1</text:span></text:p>
        </draw:measure>
        <draw:measure draw:style-name="gr16" draw:text-style-name="P6" draw:layer="layout" svg:x1="10.011cm" svg:y1="7.494cm" svg:x2="13.163cm" svg:y2="4.287cm">
          <text:p text:style-name="P6"><text:measure text:kind="gap"/>L2</text:p>
        </draw:measure>
        <draw:line draw:style-name="gr15" draw:text-style-name="P3" draw:layer="layout" svg:x1="13.299cm" svg:y1="6.567cm" svg:x2="13.716cm" svg:y2="3.048cm">
          <text:p/>
        </draw:line>
        <draw:line draw:style-name="gr7" draw:text-style-name="P3" draw:layer="layout" svg:x1="10.668cm" svg:y1="8.226cm" svg:x2="12.192cm" svg:y2="6.858cm">
          <text:p/>
        </draw:line>
        <draw:custom-shape draw:style-name="gr17" draw:text-style-name="P8" draw:layer="layout" svg:width="1.524cm" svg:height="1.524cm" svg:x="13.092cm" svg:y="3.048cm">
          <text:p/>
          <draw:enhanced-geometry svg:viewBox="0 0 21600 21600" draw:text-areas="0 0 21600 21600" draw:mirror-horizontal="true" draw:mirror-vertical="false" draw:type="circular-arrow" draw:modifiers="-155.430001910468 -114.086998153324 9595.9427491988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4" draw:layer="layout" svg:width="1.031cm" svg:height="0.962cm" svg:x="14.209cm" svg:y="2.34cm">
          <draw:text-box>
            <text:p><text:span text:style-name="T1">Ψ</text:span></text:p>
          </draw:text-box>
        </draw:frame>
        <draw:custom-shape draw:style-name="gr17" draw:text-style-name="P8" draw:layer="layout" svg:width="1.524cm" svg:height="1.524cm" svg:x="8.89cm" svg:y="8.436cm">
          <text:p/>
          <draw:enhanced-geometry svg:viewBox="0 0 21600 21600" draw:text-areas="0 0 21600 21600" draw:mirror-horizontal="true" draw:mirror-vertical="false" draw:type="circular-arrow" draw:modifiers="179.816556295403 -114.086998153324 9595.9427491988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8" draw:text-style-name="P4" draw:layer="layout" svg:width="0.853cm" svg:height="0.962cm" svg:x="9.561cm" svg:y="8.718cm">
          <draw:text-box>
            <text:p><text:span text:style-name="T1">θ</text:span></text:p>
          </draw:text-box>
        </draw:frame>
        <draw:line draw:style-name="gr19" draw:text-style-name="P3" draw:layer="layout" svg:x1="5.594cm" svg:y1="12.454cm" svg:x2="5.594cm" svg:y2="10.168cm">
          <text:p text:style-name="P1">Y</text:p>
          <text:p text:style-name="P1"/>
        </draw:line>
        <draw:line draw:style-name="gr19" draw:text-style-name="P3" draw:layer="layout" svg:x1="5.594cm" svg:y1="12.454cm" svg:x2="7.88cm" svg:y2="12.454cm">
          <text:p text:style-name="P1">X</text:p>
          <text:p text:style-name="P1"/>
        </draw:line>
        <presentation:notes draw:style-name="dp1">
          <draw:page-thumbnail draw:style-name="gr14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3465a4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52cm" draw:marker-start="Circle" draw:marker-start-width="0.178cm" draw:marker-end="Circle" draw:marker-end-width="0.178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6T12:51:52.506509993</meta:creation-date>
    <dc:date>2022-03-06T13:58:40.766912441</dc:date>
    <meta:editing-duration>PT15M45S</meta:editing-duration>
    <meta:editing-cycles>1</meta:editing-cycles>
    <meta:document-statistic meta:object-count="61"/>
    <meta:generator>LibreOffice/6.4.7.2$Linux_X86_64 LibreOffice_project/40$Build-2</meta:generator>
  </office:meta>
</office:document-meta>
</file>